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cf34" officeooo:paragraph-rsid="001ecf34"/>
    </style:style>
    <style:style style:name="P2" style:family="paragraph" style:parent-style-name="Standard">
      <style:text-properties officeooo:rsid="001f1ddc" officeooo:paragraph-rsid="001f1ddc"/>
    </style:style>
    <style:style style:name="P3" style:family="paragraph" style:parent-style-name="Standard">
      <style:text-properties officeooo:rsid="0020ce25" officeooo:paragraph-rsid="0020ce25"/>
    </style:style>
    <style:style style:name="P4" style:family="paragraph" style:parent-style-name="Standard">
      <style:text-properties fo:color="#069a2e" loext:opacity="100%" fo:font-weight="bold" officeooo:rsid="0020ce25" officeooo:paragraph-rsid="0020ce25" style:font-weight-asian="bold" style:font-weight-complex="bold"/>
    </style:style>
    <style:style style:name="P5" style:family="paragraph" style:parent-style-name="Standard">
      <style:text-properties officeooo:rsid="0022a6ef" officeooo:paragraph-rsid="0022a6ef"/>
    </style:style>
    <style:style style:name="T1" style:family="text">
      <style:text-properties fo:font-weight="bold" fo:background-color="#ffff00" loext:char-shading-value="0" style:font-weight-asian="bold" style:font-weight-complex="bold"/>
    </style:style>
    <style:style style:name="T2" style:family="text">
      <style:text-properties fo:color="#c9211e" loext:opacity="100%" fo:font-weight="bold" style:font-weight-asian="bold" style:font-weight-complex="bold"/>
    </style:style>
    <style:style style:name="T3" style:family="text">
      <style:text-properties fo:color="#069a2e" loext:opacity="100%" fo:font-weight="bold" style:font-weight-asian="bold" style:font-weight-complex="bold"/>
    </style:style>
    <style:style style:name="T4" style:family="text">
      <style:text-properties fo:background-color="#ffff00" loext:char-shading-value="0"/>
    </style:style>
    <style:style style:name="T5" style:family="text">
      <style:text-properties officeooo:rsid="001f3d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heinbar gibt es einen EventTrigger der sobald mein EEG / THS merkt dass ich nicht mehr psychotisch bin, dass ich mich einigermassein von den Taten durch die Eltern Generation der 1980er erhole wird jeweils das selbe täternetzwerk in meine überwachung geklickt, ich wieder destabilisiert, suizidal gemacht</text:p>
      <text:p text:style-name="P1"/>
      <text:p text:style-name="P1">dy/dt =&gt; der 43 Mia konzern redet den alten weissen Menschen in meinem Umfeld ein ich wolle das, aber ich will nicht von alten weissen menschen belästigt werden.</text:p>
      <text:p text:style-name="P1"/>
      <text:p text:style-name="P1">Willensäusserung, und wenn die das weiter machen wäre das auch nur eine Schutzbehauptung und die alten leute hätten allenfalls das geld des Konzerns schon genommen und den mordauftrag gegen mich schon angenommen, ausserdem wollen die sowieso alle 1980er einschüchtern...</text:p>
      <text:p text:style-name="P1"/>
      <text:p text:style-name="P1">dann hat jetzt während induzierter epilepsie der loop { wünsch dir rache } eingeschaltet, bezichtingungs-rechtsverdreher-software der zürich versoicherung um die Morde durch die Zürich versichrung zu vertuschen bzw mich als den Zeugen abzuräumen?</text:p>
      <text:p text:style-name="P1"/>
      <text:p text:style-name="P1"><text:span text:style-name="T3">DISASSEMBLY</text:span>:</text:p>
      <text:p text:style-name="P1">THS/EEG Recognition </text:p>
      <text:p text:style-name="P1">- Gesund werden</text:p>
      <text:p text:style-name="P1">- weniger psychotisch sein,</text:p>
      <text:p text:style-name="P1">=&gt; z.B. beim Musik machen oder Wellness</text:p>
      <text:p text:style-name="P1"/>
      <text:p text:style-name="P1">===[EeventTrigger]===&gt; </text:p>
      <text:p text:style-name="P1"/>
      <text:p text:style-name="P1">- psycholgoische Sprengfallen gegen mich (umdefiniert, rechtsverdreher software) aktiviert worden</text:p>
      <text:p text:style-name="P1">- vergewaltigungsandrohung &amp;&amp; pavlow stimuli (limbic system vulnerability hack)</text:p>
      <text:p text:style-name="P1">=&gt; dann FNORDet es: Marc jr landolt muss sich bitchen lassen lernen «Therapie» aber im Kontext zu den <text:span text:style-name="T1">3 Morden durch mutmasslich die zürich versichrung </text:span>wüsste jeder, dass das eine schutzbehauptung durch die täterschaft ist</text:p>
      <text:p text:style-name="P1"/>
      <text:p text:style-name="P1">mit mich ist marc jr landolt (1978) gemeint</text:p>
      <text:p text:style-name="P1"/>
      <text:p text:style-name="P1">Umformuliert:</text:p>
      <text:p text:style-name="P1">die 1970er und älteren Menschen scheinen zu wissen, dass Psychologische-Cyber-Sprengfallen in z.B. wellness, <text:span text:style-name="T2">kreativität etc. ein besonders grosses dy/dt</text:span> gäbe und die suizidwahrscheinlichkeit des belastungszeugen (marc jr landolt) erhöht…</text:p>
      <text:p text:style-name="P1"/>
      <text:p text:style-name="P2">ExitStrategien aktiviert worden</text:p>
      <text:p text:style-name="P2">- <text:s/>injected namensnennung der tätershcaft damit die auf «persönlichkeitsrecht»</text:p>
      <text:p text:style-name="P2">- rückbezüge =&gt; dann forkt das per Natural Language Processing auf BigData von den Menschen die mir im leben am meisten leid angetan haben…</text:p>
      <text:p text:style-name="P2"/>
      <text:p text:style-name="P2"/>
      <text:p text:style-name="P2">namensnennung: es sei nur <text:span text:style-name="T4">training und therapie</text:span> …</text:p>
      <text:p text:style-name="P2"/>
      <text:p text:style-name="P2">sich als <text:span text:style-name="T5">1940er</text:span> Jack the Ripper als Therapeut ausgeben ???</text:p>
      <text:p text:style-name="P2"/>
      <text:p text:style-name="P3">Mitigation?</text:p>
      <text:p text:style-name="P3">- THS / EEG Crypto vermutlich hacked oder die fehlbaren Neurologen haben das an die Täerschaft freigeschaltet</text:p>
      <text:p text:style-name="P3">- erkennung an windows action recognition, z.B. das öffnen der Musik Software</text:p>
      <text:p text:style-name="P3"/>
      <text:p text:style-name="P4"><text:soft-page-break/>als weiterer messpunkt: offline mal musik machen…</text:p>
      <text:p text:style-name="P3"/>
      <text:p text:style-name="P5">dann jeweils aktiviert auch endpoint malware, jetzt z.B. fehlt der filenamen beim speichern, macht ableton / windows filechooser eigentlich sonst nicht, zusätzliche psychologische kriegsführugn…</text:p>
      <text:p text:style-name="P5"/>
      <text:p text:style-name="P5">ich bleib mal online, allenfalls finden wir noch mehr raus...</text:p>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0T01:12:41.085000000</meta:creation-date>
    <dc:date>2021-05-10T01:58:12.358000000</dc:date>
    <meta:editing-duration>PT21M</meta:editing-duration>
    <meta:editing-cycles>4</meta:editing-cycles>
    <meta:generator>LibreOffice/7.1.0.3$Windows_X86_64 LibreOffice_project/f6099ecf3d29644b5008cc8f48f42f4a40986e4c</meta:generator>
    <meta:document-statistic meta:table-count="0" meta:image-count="0" meta:object-count="0" meta:page-count="2" meta:paragraph-count="27" meta:word-count="381" meta:character-count="2667" meta:non-whitespace-character-count="2310"/>
  </office:meta>
</office:document-meta>
</file>